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NOMO</text:span><text:span text:style-name="T6"><text:tab/></text:span><text:span text:style-name="T5">Prénom : </text:span><text:span text:style-name="T3">DENIS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9 Mai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P18">Prescription d’examen imagerie</text:p>
      <text:p text:style-name="P2"><text:span text:style-name="T5">Nom du patient : </text:span><text:span text:style-name="T3">NOMO</text:span><text:span text:style-name="T6"><text:tab/></text:span><text:span text:style-name="T5">Prénom : </text:span><text:span text:style-name="T3">DENIS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9 Mai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